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DE - Commandes du terminal</text:p>
      <text:p text:style-name="P1"/>
      <text:p text:style-name="P3"><text:span text:style-name="T1">man :</text:span> </text:p>
      <text:p text:style-name="P3">Permet d'ouvrir le manuel en ligne à la page demandée.</text:p>
      <text:p text:style-name="P3">Exemple : man cd affiche la description de la commande cd.</text:p>
      <text:p text:style-name="P3"/>
      <text:p text:style-name="P2">cd : </text:p>
      <text:p text:style-name="P3">Change le répertoire courant.</text:p>
      <text:p text:style-name="P3"/>
      <text:p text:style-name="P2">ls :</text:p>
      <text:p text:style-name="P3">Affiche la liste des fichiers et dossiers contenus dans le dossier courant.</text:p>
      <text:p text:style-name="P3"/>
      <text:p text:style-name="P2">cp :</text:p>
      <text:p text:style-name="P3">Copie des fichiers et des répertoires donnés dans le 1er argument dans le chemin du 2eme argument</text:p>
      <text:p text:style-name="P3">« Copier /Coller»</text:p>
      <text:p text:style-name="P2"/>
      <text:p text:style-name="P2">mv :</text:p>
      <text:p text:style-name="P3">Fonctionne comme cp mais déplace ou renomme un fichier. « Couper /Coller»</text:p>
      <text:p text:style-name="P2"/>
      <text:p text:style-name="P2">mkdir :</text:p>
      <text:p text:style-name="P3">Crée un dossier passé en argument si il n'existe pas</text:p>
      <text:p text:style-name="P3"/>
      <text:p text:style-name="P2">rm : </text:p>
      <text:p text:style-name="P3">Efface le fichier passé en argument</text:p>
      <text:p text:style-name="P3"/>
      <text:p text:style-name="P2">rmdir :</text:p>
      <text:p text:style-name="P3">Supprime un dossier passé en argument si il est vide</text:p>
      <text:p text:style-name="P2"/>
      <text:p text:style-name="P2">up arrow, down arrow : </text:p>
      <text:p text:style-name="P3">Permet de se balader dans l'historique des commandes entrées.</text:p>
      <text:p text:style-name="P3"/>
      <text:p text:style-name="P2">Ctrl R : </text:p>
      <text:p text:style-name="P3">Permet de filtrer les commandes entrées. Ecrire un bout de la commande recherchée puis faire Ctrl R plusieurs fois pour remonter dans l'historique correspondant à cette recherche.</text:p>
      <text:p text:style-name="P3"/>
      <text:p text:style-name="P2">history :</text:p>
      <text:p text:style-name="P3">Affiche TOUT l'historique des commandes.</text:p>
      <text:p text:style-name="P3"/>
      <text:p text:style-name="P2">Autocomplétion :</text:p>
      <text:p text:style-name="P3">Active lorsque TAB est appuyée, permet de compléter le nom d'un fichier tapé par l'utilisate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09:46:30</meta:creation-date>
    <meta:generator>LibreOffice/3.5$Linux_X86_64 LibreOffice_project/350m1$Build-2</meta:generator>
    <dc:date>2016-02-02T10:20:42</dc:date>
    <meta:editing-duration>PT14M19S</meta:editing-duration>
    <meta:editing-cycles>5</meta:editing-cycles>
    <meta:document-statistic meta:table-count="0" meta:image-count="0" meta:object-count="0" meta:page-count="1" meta:paragraph-count="27" meta:word-count="184" meta:character-count="1045" meta:non-whitespace-character-count="883"/>
  </office:meta>
</office:document-meta>
</file>